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 style:data-style-name="N81"/>
    <style:style style:name="ce4" style:family="table-cell" style:parent-style-name="Default">
      <style:text-properties fo:color="#000000" style:text-outline="false" style:text-line-through-style="none" style:text-line-through-type="none" style:font-name="Segoe UI" fo:font-size="4.699999809265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4.69999980926514pt" style:language-asian="zh" style:country-asian="CN" style:font-style-asian="normal" style:font-weight-asian="normal" style:font-name-complex="Segoe UI" style:font-size-complex="4.699999809265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.695cm" svg:y="5.066cm">
            <draw:object draw:notify-on-update-of-ranges="Sheet1.A3:Sheet1.A3 Sheet1.B3:Sheet1.E3 Sheet1.A5:Sheet1.A5 Sheet1.B5:Sheet1.E5 Sheet1.A6:Sheet1.A6 Sheet1.B6:Sheet1.E6 Sheet1.A7:Sheet1.A7 Sheet1.B7:Sheet1.E7 Sheet1.A8:Sheet1.A8 Sheet1.B8:Sheet1.E8 Sheet1.A9:Sheet1.A9 Sheet1.B9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5cm" svg:x="18.44cm" svg:y="5.047cm">
            <draw:object draw:notify-on-update-of-ranges="Sheet1.G3:Sheet1.J3 Sheet1.A5:Sheet1.A5 Sheet1.G5:Sheet1.J5 Sheet1.A6:Sheet1.A6 Sheet1.G6:Sheet1.J6 Sheet1.A7:Sheet1.A7 Sheet1.G7:Sheet1.J7 Sheet1.A8:Sheet1.A8 Sheet1.G8:Sheet1.J8 Sheet1.A9:Sheet1.A9 Sheet1.G9:Sheet1.J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 IPS</text:p>
          </table:table-cell>
          <table:table-cell office:value-type="string" calcext:value-type="string">
            <text:p><text:s/>add</text:p>
          </table:table-cell>
          <table:table-cell office:value-type="string" calcext:value-type="string">
            <text:p><text:s/>dot</text:p>
          </table:table-cell>
          <table:table-cell office:value-type="string" calcext:value-type="string">
            <text:p><text:s/>mat</text:p>
          </table:table-cell>
          <table:table-cell office:value-type="string" calcext:value-type="string">
            <text:p><text:s/>sort</text:p>
          </table:table-cell>
          <table:table-cell office:value-type="string" calcext:value-type="string">
            <text:p>in μs</text:p>
          </table:table-cell>
          <table:table-cell office:value-type="string" calcext:value-type="string">
            <text:p><text:s/>add</text:p>
          </table:table-cell>
          <table:table-cell office:value-type="string" calcext:value-type="string">
            <text:p><text:s/>dot</text:p>
          </table:table-cell>
          <table:table-cell office:value-type="string" calcext:value-type="string">
            <text:p><text:s/>mat</text:p>
          </table:table-cell>
          <table:table-cell office:value-type="string" calcext:value-type="string">
            <text:p><text:s/>sort</text:p>
          </table:table-cell>
        </table:table-row>
        <table:table-row table:style-name="ro1">
          <table:table-cell/>
          <table:table-cell table:style-name="ce1" table:formula="of:=204571000" office:value-type="float" office:value="204571000" calcext:value-type="float">
            <text:p>204571000</text:p>
          </table:table-cell>
          <table:table-cell table:style-name="ce1" office:value-type="float" office:value="188827000" calcext:value-type="float">
            <text:p>188827000</text:p>
          </table:table-cell>
          <table:table-cell table:style-name="ce1" office:value-type="float" office:value="56048.1" calcext:value-type="float">
            <text:p>56048.1</text:p>
          </table:table-cell>
          <table:table-cell table:style-name="ce1" office:value-type="float" office:value="70270.2" calcext:value-type="float">
            <text:p>70270.2</text:p>
          </table:table-cell>
          <table:table-cell/>
          <table:table-cell table:style-name="ce1" office:value-type="float" office:value="4988.28" calcext:value-type="float">
            <text:p>4988.28</text:p>
          </table:table-cell>
          <table:table-cell table:style-name="ce1" office:value-type="float" office:value="4295.85" calcext:value-type="float">
            <text:p>4295.85</text:p>
          </table:table-cell>
          <table:table-cell table:style-name="ce1" office:value-type="float" office:value="17529100" calcext:value-type="float">
            <text:p>17529100</text:p>
          </table:table-cell>
          <table:table-cell table:style-name="ce1" office:value-type="float" office:value="14230800" calcext:value-type="float">
            <text:p>14230800</text:p>
          </table:table-cell>
        </table:table-row>
        <table:table-row table:style-name="ro1">
          <table:table-cell office:value-type="string" calcext:value-type="string">
            <text:p>0 threads</text:p>
          </table:table-cell>
          <table:table-cell table:style-name="ce2" table:formula="of:=204571000/[.B4]" office:value-type="percentage" office:value="1" calcext:value-type="percentage">
            <text:p>100.00%</text:p>
          </table:table-cell>
          <table:table-cell table:style-name="ce2" table:formula="of:=188827000/[.C4]" office:value-type="percentage" office:value="1" calcext:value-type="percentage">
            <text:p>100.00%</text:p>
          </table:table-cell>
          <table:table-cell table:style-name="ce2" table:formula="of:=56048.1/[.D4]" office:value-type="percentage" office:value="1" calcext:value-type="percentage">
            <text:p>100.00%</text:p>
          </table:table-cell>
          <table:table-cell table:style-name="ce2" table:formula="of:=70270.2/[.E4]" office:value-type="percentage" office:value="1" calcext:value-type="percentage">
            <text:p>100.00%</text:p>
          </table:table-cell>
          <table:table-cell/>
          <table:table-cell table:style-name="ce2" table:formula="of:=4988.28/[.G4]" office:value-type="percentage" office:value="1" calcext:value-type="percentage">
            <text:p>100.00%</text:p>
          </table:table-cell>
          <table:table-cell table:style-name="ce2" table:formula="of:=4295.85/[.H4]" office:value-type="percentage" office:value="1" calcext:value-type="percentage">
            <text:p>100.00%</text:p>
          </table:table-cell>
          <table:table-cell table:style-name="ce2" table:formula="of:=17529100/[.I4]" office:value-type="percentage" office:value="1" calcext:value-type="percentage">
            <text:p>100.00%</text:p>
          </table:table-cell>
          <table:table-cell table:style-name="ce2" table:formula="of:=14230800/[.J4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1 threads</text:p>
          </table:table-cell>
          <table:table-cell table:style-name="ce2" table:formula="of:=557534000/[.B4]" office:value-type="percentage" office:value="2.72538140792194" calcext:value-type="percentage">
            <text:p>272.54%</text:p>
          </table:table-cell>
          <table:table-cell table:style-name="ce2" table:formula="of:=559323000/[.C4]" office:value-type="percentage" office:value="2.9620922855312" calcext:value-type="percentage">
            <text:p>296.21%</text:p>
          </table:table-cell>
          <table:table-cell table:style-name="ce2" table:formula="of:=57347.2/[.D4]" office:value-type="percentage" office:value="1.02317830577665" calcext:value-type="percentage">
            <text:p>102.32%</text:p>
          </table:table-cell>
          <table:table-cell table:style-name="ce2" table:formula="of:=87411.7/[.E4]" office:value-type="percentage" office:value="1.24393697470621" calcext:value-type="percentage">
            <text:p>124.39%</text:p>
          </table:table-cell>
          <table:table-cell/>
          <table:table-cell table:style-name="ce2" table:formula="of:=4832.91/[.G4]" office:value-type="percentage" office:value="0.968852991411869" calcext:value-type="percentage">
            <text:p>96.89%</text:p>
          </table:table-cell>
          <table:table-cell table:style-name="ce2" table:formula="of:=1787.88/[.H4]" office:value-type="percentage" office:value="0.416187716051538" calcext:value-type="percentage">
            <text:p>41.62%</text:p>
          </table:table-cell>
          <table:table-cell table:style-name="ce2" table:formula="of:=10919500/[.I4]" office:value-type="percentage" office:value="0.622935575699836" calcext:value-type="percentage">
            <text:p>62.29%</text:p>
          </table:table-cell>
          <table:table-cell table:style-name="ce2" table:formula="of:=11719900/[.J4]" office:value-type="percentage" office:value="0.823558759872952" calcext:value-type="percentage">
            <text:p>82.36%</text:p>
          </table:table-cell>
        </table:table-row>
        <table:table-row table:style-name="ro1">
          <table:table-cell office:value-type="string" calcext:value-type="string">
            <text:p>2 threads</text:p>
          </table:table-cell>
          <table:table-cell table:style-name="ce2" table:formula="of:=392599000/[.B4]" office:value-type="percentage" office:value="1.9191332104746" calcext:value-type="percentage">
            <text:p>191.91%</text:p>
          </table:table-cell>
          <table:table-cell table:style-name="ce2" table:formula="of:=385471000/[.C4]" office:value-type="percentage" office:value="2.04139768147564" calcext:value-type="percentage">
            <text:p>204.14%</text:p>
          </table:table-cell>
          <table:table-cell table:style-name="ce2" table:formula="of:=114630/[.D4]" office:value-type="percentage" office:value="2.04520759847345" calcext:value-type="percentage">
            <text:p>204.52%</text:p>
          </table:table-cell>
          <table:table-cell table:style-name="ce2" table:formula="of:=74422.9/[.E4]" office:value-type="percentage" office:value="1.05909617448079" calcext:value-type="percentage">
            <text:p>105.91%</text:p>
          </table:table-cell>
          <table:table-cell/>
          <table:table-cell table:style-name="ce2" table:formula="of:=2547.13/[.G4]" office:value-type="percentage" office:value="0.510622900077782" calcext:value-type="percentage">
            <text:p>51.06%</text:p>
          </table:table-cell>
          <table:table-cell table:style-name="ce2" table:formula="of:=2594.23/[.H4]" office:value-type="percentage" office:value="0.60389212844955" calcext:value-type="percentage">
            <text:p>60.39%</text:p>
          </table:table-cell>
          <table:table-cell table:style-name="ce2" table:formula="of:=6384430/[.I4]" office:value-type="percentage" office:value="0.364218927383608" calcext:value-type="percentage">
            <text:p>36.42%</text:p>
          </table:table-cell>
          <table:table-cell table:style-name="ce2" table:formula="of:=1343670/[.J4]" office:value-type="percentage" office:value="0.0944198499030272" calcext:value-type="percentage">
            <text:p>9.44%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table:style-name="ce2" table:formula="of:=591252000/[.B4]" office:value-type="percentage" office:value="2.89020437891979" calcext:value-type="percentage">
            <text:p>289.02%</text:p>
          </table:table-cell>
          <table:table-cell table:style-name="ce2" table:formula="of:=671103000/[.C4]" office:value-type="percentage" office:value="3.55406271348907" calcext:value-type="percentage">
            <text:p>355.41%</text:p>
          </table:table-cell>
          <table:table-cell table:style-name="ce2" table:formula="of:=228474/[.D4]" office:value-type="percentage" office:value="4.07639152799114" calcext:value-type="percentage">
            <text:p>407.64%</text:p>
          </table:table-cell>
          <table:table-cell table:style-name="ce2" table:formula="of:=82240.2/[.E4]" office:value-type="percentage" office:value="1.17034247803479" calcext:value-type="percentage">
            <text:p>117.03%</text:p>
          </table:table-cell>
          <table:table-cell/>
          <table:table-cell table:style-name="ce2" table:formula="of:=1691.33/[.G4]" office:value-type="percentage" office:value="0.339060758417731" calcext:value-type="percentage">
            <text:p>33.91%</text:p>
          </table:table-cell>
          <table:table-cell table:style-name="ce2" table:formula="of:=1490.08/[.H4]" office:value-type="percentage" office:value="0.346864997613976" calcext:value-type="percentage">
            <text:p>34.69%</text:p>
          </table:table-cell>
          <table:table-cell table:style-name="ce2" table:formula="of:=4376870/[.I4]" office:value-type="percentage" office:value="0.249691655589848" calcext:value-type="percentage">
            <text:p>24.97%</text:p>
          </table:table-cell>
          <table:table-cell table:style-name="ce2" table:formula="of:=1215950/[.J4]" office:value-type="percentage" office:value="0.0854449503892965" calcext:value-type="percentage">
            <text:p>8.54%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table:style-name="ce2" table:formula="of:=561695000/[.B4]" office:value-type="percentage" office:value="2.74572153433282" calcext:value-type="percentage">
            <text:p>274.57%</text:p>
          </table:table-cell>
          <table:table-cell table:style-name="ce2" table:formula="of:=532444000/[.C4]" office:value-type="percentage" office:value="2.81974505764536" calcext:value-type="percentage">
            <text:p>281.97%</text:p>
          </table:table-cell>
          <table:table-cell table:style-name="ce2" table:formula="of:=314409/[.D4]" office:value-type="percentage" office:value="5.60962815867086" calcext:value-type="percentage">
            <text:p>560.96%</text:p>
          </table:table-cell>
          <table:table-cell table:style-name="ce2" table:formula="of:=87523.5/[.E4]" office:value-type="percentage" office:value="1.24552797629721" calcext:value-type="percentage">
            <text:p>124.55%</text:p>
          </table:table-cell>
          <table:table-cell/>
          <table:table-cell table:style-name="ce2" table:formula="of:=1780.33/[.G4]" office:value-type="percentage" office:value="0.356902579646692" calcext:value-type="percentage">
            <text:p>35.69%</text:p>
          </table:table-cell>
          <table:table-cell table:style-name="ce2" table:formula="of:=1878.13/[.H4]" office:value-type="percentage" office:value="0.437196363932633" calcext:value-type="percentage">
            <text:p>43.72%</text:p>
          </table:table-cell>
          <table:table-cell table:style-name="ce2" table:formula="of:=2524180/[.I4]" office:value-type="percentage" office:value="0.143999406700857" calcext:value-type="percentage">
            <text:p>14.40%</text:p>
          </table:table-cell>
          <table:table-cell table:style-name="ce2" table:formula="of:=1142550/[.J4]" office:value-type="percentage" office:value="0.0802871237035163" calcext:value-type="percentage">
            <text:p>8.03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5"/>
          <table:table-cell table:style-name="ce4"/>
          <table:table-cell table:number-columns-repeated="4"/>
        </table:table-row>
        <table:table-row table:style-name="ro1" table:number-rows-repeated="36">
          <table:table-cell table:number-columns-repeated="10"/>
        </table:table-row>
        <table:table-row table:style-name="ro1">
          <table:table-cell/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22:23:37.283184688</meta:creation-date>
    <dc:date>2022-10-31T23:52:43.806532900</dc:date>
    <meta:editing-duration>PT1H29M6S</meta:editing-duration>
    <meta:editing-cycles>1</meta:editing-cycles>
    <meta:document-statistic meta:table-count="1" meta:cell-count="63" meta:object-count="2"/>
    <meta:generator>LibreOffice/7.4.1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23cm" svg:y="0.316cm" chart:style-name="ch2">
          <text:p>Number of operations per second</text:p>
        </chart:title>
        <chart:legend chart:legend-position="end" svg:x="13.816cm" svg:y="3.205cm" style:legend-expansion="high" chart:style-name="ch3"/>
        <chart:plot-area chart:style-name="ch4" table:cell-range-address="Sheet1.A3:Sheet1.E3 Sheet1.A5:Sheet1.E9" chart:data-source-has-labels="both" svg:x="1.331cm" svg:y="1.275cm" svg:width="12.165cm" svg:height="6.564cm">
          <chart:coordinate-region svg:x="2.931cm" svg:y="1.474cm" svg:width="10.565cm" svg:height="5.718cm"/>
          <chart:axis chart:dimension="x" chart:name="primary-x" chart:style-name="ch5" chartooo:axis-type="auto">
            <chartooo:date-scale/>
            <chart:title svg:x="6.284cm" svg:y="8.019cm" chart:style-name="ch6">
              <text:p>Function name</text:p>
            </chart:title>
            <chart:categories table:cell-range-address="Sheet1.B3:Sheet1.E3"/>
          </chart:axis>
          <chart:axis chart:dimension="y" chart:name="primary-y" chart:style-name="ch7">
            <chart:title svg:x="0.451cm" svg:y="5.831cm" chart:style-name="ch8">
              <text:p>Percent increase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bar">
            <chart:data-point chart:repeated="4"/>
          </chart:series>
          <chart:series chart:style-name="ch11" chart:values-cell-range-address="Sheet1.B6:Sheet1.E6" chart:label-cell-address="Sheet1.A6:Sheet1.A6" chart:class="chart:bar">
            <chart:data-point chart:repeated="4"/>
          </chart:series>
          <chart:series chart:style-name="ch12" chart:values-cell-range-address="Sheet1.B7:Sheet1.E7" chart:label-cell-address="Sheet1.A7:Sheet1.A7" chart:class="chart:bar">
            <chart:data-point chart:repeated="4"/>
          </chart:series>
          <chart:series chart:style-name="ch13" chart:values-cell-range-address="Sheet1.B8:Sheet1.E8" chart:label-cell-address="Sheet1.A8:Sheet1.A8" chart:class="chart:bar">
            <chart:data-point chart:repeated="4"/>
          </chart:series>
          <chart:series chart:style-name="ch14" chart:values-cell-range-address="Sheet1.B9:Sheet1.E9" chart:label-cell-address="Sheet1.A9:Sheet1.A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d</text:p>
                <draw:g>
                  <svg:desc>Sheet1.B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thread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E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 threads</text:p>
                <draw:g>
                  <svg:desc>Sheet1.A6:Sheet1.A6</svg:desc>
                </draw:g>
              </table:table-cell>
              <table:table-cell office:value-type="float" office:value="2.72538140792194">
                <text:p>2.72538140792194</text:p>
                <draw:g>
                  <svg:desc>Sheet1.B6:Sheet1.E6</svg:desc>
                </draw:g>
              </table:table-cell>
              <table:table-cell office:value-type="float" office:value="2.9620922855312">
                <text:p>2.9620922855312</text:p>
              </table:table-cell>
              <table:table-cell office:value-type="float" office:value="1.02317830577665">
                <text:p>1.02317830577665</text:p>
              </table:table-cell>
              <table:table-cell office:value-type="float" office:value="1.24393697470621">
                <text:p>1.24393697470621</text:p>
              </table:table-cell>
            </table:table-row>
            <table:table-row>
              <table:table-cell office:value-type="string">
                <text:p>2 threads</text:p>
                <draw:g>
                  <svg:desc>Sheet1.A7:Sheet1.A7</svg:desc>
                </draw:g>
              </table:table-cell>
              <table:table-cell office:value-type="float" office:value="1.9191332104746">
                <text:p>1.9191332104746</text:p>
                <draw:g>
                  <svg:desc>Sheet1.B7:Sheet1.E7</svg:desc>
                </draw:g>
              </table:table-cell>
              <table:table-cell office:value-type="float" office:value="2.04139768147564">
                <text:p>2.04139768147564</text:p>
              </table:table-cell>
              <table:table-cell office:value-type="float" office:value="2.04520759847345">
                <text:p>2.04520759847345</text:p>
              </table:table-cell>
              <table:table-cell office:value-type="float" office:value="1.05909617448079">
                <text:p>1.05909617448079</text:p>
              </table:table-cell>
            </table:table-row>
            <table:table-row>
              <table:table-cell office:value-type="string">
                <text:p>4 threads</text:p>
                <draw:g>
                  <svg:desc>Sheet1.A8:Sheet1.A8</svg:desc>
                </draw:g>
              </table:table-cell>
              <table:table-cell office:value-type="float" office:value="2.89020437891979">
                <text:p>2.89020437891979</text:p>
                <draw:g>
                  <svg:desc>Sheet1.B8:Sheet1.E8</svg:desc>
                </draw:g>
              </table:table-cell>
              <table:table-cell office:value-type="float" office:value="3.55406271348907">
                <text:p>3.55406271348907</text:p>
              </table:table-cell>
              <table:table-cell office:value-type="float" office:value="4.07639152799114">
                <text:p>4.07639152799114</text:p>
              </table:table-cell>
              <table:table-cell office:value-type="float" office:value="1.17034247803479">
                <text:p>1.17034247803479</text:p>
              </table:table-cell>
            </table:table-row>
            <table:table-row>
              <table:table-cell office:value-type="string">
                <text:p>8 threads</text:p>
                <draw:g>
                  <svg:desc>Sheet1.A9:Sheet1.A9</svg:desc>
                </draw:g>
              </table:table-cell>
              <table:table-cell office:value-type="float" office:value="2.74572153433282">
                <text:p>2.74572153433282</text:p>
                <draw:g>
                  <svg:desc>Sheet1.B9:Sheet1.E9</svg:desc>
                </draw:g>
              </table:table-cell>
              <table:table-cell office:value-type="float" office:value="2.81974505764536">
                <text:p>2.81974505764536</text:p>
              </table:table-cell>
              <table:table-cell office:value-type="float" office:value="5.60962815867086">
                <text:p>5.60962815867086</text:p>
              </table:table-cell>
              <table:table-cell office:value-type="float" office:value="1.24552797629721">
                <text:p>1.24552797629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5.532cm" svg:y="0.316cm" chart:style-name="ch2">
          <text:p>Time defined by threads</text:p>
        </chart:title>
        <chart:legend chart:legend-position="end" svg:x="13.811cm" svg:y="3.208cm" style:legend-expansion="high" chart:style-name="ch3"/>
        <chart:plot-area chart:style-name="ch4" table:cell-range-address="Sheet1.G3:Sheet1.J3 Sheet1.A5:Sheet1.A9 Sheet1.G5:Sheet1.J9" chart:data-source-has-labels="both" svg:x="1.33cm" svg:y="1.275cm" svg:width="12.162cm" svg:height="6.57cm">
          <chart:coordinate-region svg:x="2.93cm" svg:y="1.475cm" svg:width="10.562cm" svg:height="5.723cm"/>
          <chart:axis chart:dimension="x" chart:name="primary-x" chart:style-name="ch5" chartooo:axis-type="auto">
            <chartooo:date-scale/>
            <chart:title svg:x="6.282cm" svg:y="8.025cm" chart:style-name="ch6">
              <text:p>Function name</text:p>
            </chart:title>
            <chart:categories table:cell-range-address="Sheet1.G3:Sheet1.J3"/>
          </chart:axis>
          <chart:axis chart:dimension="y" chart:name="primary-y" chart:style-name="ch7">
            <chart:title svg:x="0.451cm" svg:y="5.887cm" chart:style-name="ch8">
              <text:p>Percent decrease</text:p>
            </chart:title>
            <chart:grid chart:style-name="ch9" chart:class="major"/>
          </chart:axis>
          <chart:series chart:style-name="ch10" chart:values-cell-range-address="Sheet1.G5:Sheet1.J5" chart:label-cell-address="Sheet1.A5:Sheet1.A5" chart:class="chart:bar">
            <chart:data-point chart:repeated="4"/>
          </chart:series>
          <chart:series chart:style-name="ch11" chart:values-cell-range-address="Sheet1.G6:Sheet1.J6" chart:label-cell-address="Sheet1.A6:Sheet1.A6" chart:class="chart:bar">
            <chart:data-point chart:repeated="4"/>
          </chart:series>
          <chart:series chart:style-name="ch12" chart:values-cell-range-address="Sheet1.G7:Sheet1.J7" chart:label-cell-address="Sheet1.A7:Sheet1.A7" chart:class="chart:bar">
            <chart:data-point chart:repeated="4"/>
          </chart:series>
          <chart:series chart:style-name="ch13" chart:values-cell-range-address="Sheet1.G8:Sheet1.J8" chart:label-cell-address="Sheet1.A8:Sheet1.A8" chart:class="chart:bar">
            <chart:data-point chart:repeated="4"/>
          </chart:series>
          <chart:series chart:style-name="ch14" chart:values-cell-range-address="Sheet1.G9:Sheet1.J9" chart:label-cell-address="Sheet1.A9:Sheet1.A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d</text:p>
                <draw:g>
                  <svg:desc>Sheet1.G3:Sheet1.J3</svg:desc>
                </draw:g>
              </table:table-cell>
              <table:table-cell office:value-type="string">
                <text:p> dot</text:p>
              </table:table-cell>
              <table:table-cell office:value-type="string">
                <text:p> mat</text:p>
              </table:table-cell>
              <table:table-cell office:value-type="string">
                <text:p> sort</text:p>
              </table:table-cell>
            </table:table-row>
          </table:table-header-rows>
          <table:table-rows>
            <table:table-row>
              <table:table-cell office:value-type="string">
                <text:p>0 threads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G5:Sheet1.J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 threads</text:p>
                <draw:g>
                  <svg:desc>Sheet1.A6:Sheet1.A6</svg:desc>
                </draw:g>
              </table:table-cell>
              <table:table-cell office:value-type="float" office:value="0.968852991411869">
                <text:p>0.968852991411869</text:p>
                <draw:g>
                  <svg:desc>Sheet1.G6:Sheet1.J6</svg:desc>
                </draw:g>
              </table:table-cell>
              <table:table-cell office:value-type="float" office:value="0.416187716051538">
                <text:p>0.416187716051538</text:p>
              </table:table-cell>
              <table:table-cell office:value-type="float" office:value="0.622935575699836">
                <text:p>0.622935575699836</text:p>
              </table:table-cell>
              <table:table-cell office:value-type="float" office:value="0.823558759872952">
                <text:p>0.823558759872952</text:p>
              </table:table-cell>
            </table:table-row>
            <table:table-row>
              <table:table-cell office:value-type="string">
                <text:p>2 threads</text:p>
                <draw:g>
                  <svg:desc>Sheet1.A7:Sheet1.A7</svg:desc>
                </draw:g>
              </table:table-cell>
              <table:table-cell office:value-type="float" office:value="0.510622900077782">
                <text:p>0.510622900077782</text:p>
                <draw:g>
                  <svg:desc>Sheet1.G7:Sheet1.J7</svg:desc>
                </draw:g>
              </table:table-cell>
              <table:table-cell office:value-type="float" office:value="0.60389212844955">
                <text:p>0.60389212844955</text:p>
              </table:table-cell>
              <table:table-cell office:value-type="float" office:value="0.364218927383608">
                <text:p>0.364218927383608</text:p>
              </table:table-cell>
              <table:table-cell office:value-type="float" office:value="0.0944198499030272">
                <text:p>0.0944198499030272</text:p>
              </table:table-cell>
            </table:table-row>
            <table:table-row>
              <table:table-cell office:value-type="string">
                <text:p>4 threads</text:p>
                <draw:g>
                  <svg:desc>Sheet1.A8:Sheet1.A8</svg:desc>
                </draw:g>
              </table:table-cell>
              <table:table-cell office:value-type="float" office:value="0.339060758417731">
                <text:p>0.339060758417731</text:p>
                <draw:g>
                  <svg:desc>Sheet1.G8:Sheet1.J8</svg:desc>
                </draw:g>
              </table:table-cell>
              <table:table-cell office:value-type="float" office:value="0.346864997613976">
                <text:p>0.346864997613976</text:p>
              </table:table-cell>
              <table:table-cell office:value-type="float" office:value="0.249691655589848">
                <text:p>0.249691655589848</text:p>
              </table:table-cell>
              <table:table-cell office:value-type="float" office:value="0.0854449503892965">
                <text:p>0.0854449503892965</text:p>
              </table:table-cell>
            </table:table-row>
            <table:table-row>
              <table:table-cell office:value-type="string">
                <text:p>8 threads</text:p>
                <draw:g>
                  <svg:desc>Sheet1.A9:Sheet1.A9</svg:desc>
                </draw:g>
              </table:table-cell>
              <table:table-cell office:value-type="float" office:value="0.356902579646692">
                <text:p>0.356902579646692</text:p>
                <draw:g>
                  <svg:desc>Sheet1.G9:Sheet1.J9</svg:desc>
                </draw:g>
              </table:table-cell>
              <table:table-cell office:value-type="float" office:value="0.437196363932633">
                <text:p>0.437196363932633</text:p>
              </table:table-cell>
              <table:table-cell office:value-type="float" office:value="0.143999406700857">
                <text:p>0.143999406700857</text:p>
              </table:table-cell>
              <table:table-cell office:value-type="float" office:value="0.0802871237035163">
                <text:p>0.0802871237035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